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DX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ode</text:p>
          </table:table-cell>
          <table:table-cell office:value-type="string" calcext:value-type="string">
            <text:p>Emiten</text:p>
          </table:table-cell>
          <table:table-cell table:style-name="Default" office:value-type="string" calcext:value-type="string">
            <text:p>Rasio_Free_Float</text:p>
          </table:table-cell>
          <table:table-cell office:value-type="string" calcext:value-type="string">
            <text:p>Saat_Ini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ADRO</text:p>
          </table:table-cell>
          <table:table-cell office:value-type="string" calcext:value-type="string">
            <text:p>Adaro Energy Tbk.</text:p>
          </table:table-cell>
          <table:table-cell office:value-type="percentage" office:value="0.4371" calcext:value-type="percentage">
            <text:p>43.71%</text:p>
          </table:table-cell>
          <table:table-cell table:number-columns-repeated="2" office:value-type="float" office:value="13981063990" calcext:value-type="float">
            <text:p>1398106399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ANTM</text:p>
          </table:table-cell>
          <table:table-cell office:value-type="string" calcext:value-type="string">
            <text:p>Aneka Tambang Tbk.</text:p>
          </table:table-cell>
          <table:table-cell office:value-type="percentage" office:value="0.3483" calcext:value-type="percentage">
            <text:p>34.83%</text:p>
          </table:table-cell>
          <table:table-cell office:value-type="float" office:value="8367512277" calcext:value-type="float">
            <text:p>8367512277</text:p>
          </table:table-cell>
          <table:table-cell office:value-type="float" office:value="8369915354" calcext:value-type="float">
            <text:p>8369915354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ASII</text:p>
          </table:table-cell>
          <table:table-cell office:value-type="string" calcext:value-type="string">
            <text:p>Astra International Tbk.</text:p>
          </table:table-cell>
          <table:table-cell office:value-type="percentage" office:value="0.4508" calcext:value-type="percentage">
            <text:p>45.08%</text:p>
          </table:table-cell>
          <table:table-cell table:number-columns-repeated="2" office:value-type="float" office:value="18249985756" calcext:value-type="float">
            <text:p>18249985756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BBCA</text:p>
          </table:table-cell>
          <table:table-cell office:value-type="string" calcext:value-type="string">
            <text:p>Bank Central Asia Tbk.</text:p>
          </table:table-cell>
          <table:table-cell office:value-type="percentage" office:value="0.4275" calcext:value-type="percentage">
            <text:p>42.75%</text:p>
          </table:table-cell>
          <table:table-cell office:value-type="float" office:value="28798822728" calcext:value-type="float">
            <text:p>28798822728</text:p>
          </table:table-cell>
          <table:table-cell office:value-type="float" office:value="27008679938" calcext:value-type="float">
            <text:p>27008679938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BBNI</text:p>
          </table:table-cell>
          <table:table-cell office:value-type="string" calcext:value-type="string">
            <text:p>Bank Negara Indonesia (Persero) Tbk.</text:p>
          </table:table-cell>
          <table:table-cell office:value-type="percentage" office:value="0.3983" calcext:value-type="percentage">
            <text:p>39.83%</text:p>
          </table:table-cell>
          <table:table-cell office:value-type="float" office:value="7338712532" calcext:value-type="float">
            <text:p>7338712532</text:p>
          </table:table-cell>
          <table:table-cell office:value-type="float" office:value="7353482268" calcext:value-type="float">
            <text:p>7353482268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BBRI</text:p>
          </table:table-cell>
          <table:table-cell office:value-type="string" calcext:value-type="string">
            <text:p>Bank Rakyat Indonesia (Persero) Tbk.</text:p>
          </table:table-cell>
          <table:table-cell office:value-type="percentage" office:value="0.4675" calcext:value-type="percentage">
            <text:p>46.75%</text:p>
          </table:table-cell>
          <table:table-cell office:value-type="float" office:value="48878735822" calcext:value-type="float">
            <text:p>48878735822</text:p>
          </table:table-cell>
          <table:table-cell office:value-type="float" office:value="51491368228" calcext:value-type="float">
            <text:p>51491368228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BBTN</text:p>
          </table:table-cell>
          <table:table-cell office:value-type="string" calcext:value-type="string">
            <text:p>Bank Tabungan Negara (Persero) Tbk.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4193640000" calcext:value-type="float">
            <text:p>419364000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BMRI</text:p>
          </table:table-cell>
          <table:table-cell office:value-type="string" calcext:value-type="string">
            <text:p>Bank Mandiri (Persero) Tbk.</text:p>
          </table:table-cell>
          <table:table-cell office:value-type="percentage" office:value="0.3989" calcext:value-type="percentage">
            <text:p>39.89%</text:p>
          </table:table-cell>
          <table:table-cell office:value-type="float" office:value="18433799999" calcext:value-type="float">
            <text:p>18433799999</text:p>
          </table:table-cell>
          <table:table-cell office:value-type="float" office:value="18429179999" calcext:value-type="float">
            <text:p>18429179999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BRPT</text:p>
          </table:table-cell>
          <table:table-cell office:value-type="string" calcext:value-type="string">
            <text:p>Barito Pacific Tbk.</text:p>
          </table:table-cell>
          <table:table-cell office:value-type="percentage" office:value="0.2794" calcext:value-type="percentage">
            <text:p>27.94%</text:p>
          </table:table-cell>
          <table:table-cell table:number-columns-repeated="2" office:value-type="float" office:value="26192972721" calcext:value-type="float">
            <text:p>26192972721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BUKA</text:p>
          </table:table-cell>
          <table:table-cell office:value-type="string" calcext:value-type="string">
            <text:p>Bukalapak.com Tbk.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48480373904" calcext:value-type="float">
            <text:p>48480373904</text:p>
          </table:table-cell>
          <table:table-cell office:value-type="float" office:value="52870815929" calcext:value-type="float">
            <text:p>52870815929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CPIN</text:p>
          </table:table-cell>
          <table:table-cell office:value-type="string" calcext:value-type="string">
            <text:p>Charoen Pokphand Indonesia Tbk</text:p>
          </table:table-cell>
          <table:table-cell office:value-type="percentage" office:value="0.4012" calcext:value-type="percentage">
            <text:p>40.12%</text:p>
          </table:table-cell>
          <table:table-cell table:number-columns-repeated="2" office:value-type="float" office:value="6578877600" calcext:value-type="float">
            <text:p>657887760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EMTK</text:p>
          </table:table-cell>
          <table:table-cell office:value-type="string" calcext:value-type="string">
            <text:p>Elang Mahkota Teknologi Tbk.</text:p>
          </table:table-cell>
          <table:table-cell office:value-type="percentage" office:value="0.2414" calcext:value-type="percentage">
            <text:p>24.14%</text:p>
          </table:table-cell>
          <table:table-cell office:value-type="string" calcext:value-type="string">
            <text:p>-</text:p>
          </table:table-cell>
          <table:table-cell office:value-type="float" office:value="14783758808" calcext:value-type="float">
            <text:p>14783758808</text:p>
          </table:table-cell>
          <table:table-cell office:value-type="string" calcext:value-type="string">
            <text:p>Baru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XL Axiata Tbk.</text:p>
          </table:table-cell>
          <table:table-cell office:value-type="percentage" office:value="0.3811" calcext:value-type="percentage">
            <text:p>38.11%</text:p>
          </table:table-cell>
          <table:table-cell office:value-type="float" office:value="3554157221" calcext:value-type="float">
            <text:p>3554157221</text:p>
          </table:table-cell>
          <table:table-cell office:value-type="float" office:value="4087173557" calcext:value-type="float">
            <text:p>4087173557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ICBP</text:p>
          </table:table-cell>
          <table:table-cell office:value-type="string" calcext:value-type="string">
            <text:p>Indofood CBP Sukses Makmur Tbk.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2332381600" calcext:value-type="float">
            <text:p>233238160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INCO</text:p>
          </table:table-cell>
          <table:table-cell office:value-type="string" calcext:value-type="string">
            <text:p>Vale Indonesia Tbk.</text:p>
          </table:table-cell>
          <table:table-cell office:value-type="percentage" office:value="0.2028" calcext:value-type="percentage">
            <text:p>20.28%</text:p>
          </table:table-cell>
          <table:table-cell table:number-columns-repeated="2" office:value-type="float" office:value="2015089492" calcext:value-type="float">
            <text:p>2015089492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INDF</text:p>
          </table:table-cell>
          <table:table-cell office:value-type="string" calcext:value-type="string">
            <text:p>Indofood Sukses Makmur Tbk.</text:p>
          </table:table-cell>
          <table:table-cell office:value-type="percentage" office:value="0.4957" calcext:value-type="percentage">
            <text:p>49.57%</text:p>
          </table:table-cell>
          <table:table-cell office:value-type="float" office:value="4342798947" calcext:value-type="float">
            <text:p>4342798947</text:p>
          </table:table-cell>
          <table:table-cell office:value-type="float" office:value="4352457416" calcext:value-type="float">
            <text:p>4352457416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INKP</text:p>
          </table:table-cell>
          <table:table-cell office:value-type="string" calcext:value-type="string">
            <text:p>Indah Kiat Pulp &amp; Paper Tbk.</text:p>
          </table:table-cell>
          <table:table-cell office:value-type="percentage" office:value="0.342" calcext:value-type="percentage">
            <text:p>34.20%</text:p>
          </table:table-cell>
          <table:table-cell office:value-type="float" office:value="1884206525" calcext:value-type="float">
            <text:p>1884206525</text:p>
          </table:table-cell>
          <table:table-cell office:value-type="float" office:value="1871076166" calcext:value-type="float">
            <text:p>1871076166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KLBF</text:p>
          </table:table-cell>
          <table:table-cell office:value-type="string" calcext:value-type="string">
            <text:p>Kalbe Farma Tbk.</text:p>
          </table:table-cell>
          <table:table-cell office:value-type="percentage" office:value="0.4252" calcext:value-type="percentage">
            <text:p>42.52%</text:p>
          </table:table-cell>
          <table:table-cell office:value-type="float" office:value="20039114702" calcext:value-type="float">
            <text:p>20039114702</text:p>
          </table:table-cell>
          <table:table-cell office:value-type="float" office:value="19931301921" calcext:value-type="float">
            <text:p>19931301921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MDKA</text:p>
          </table:table-cell>
          <table:table-cell office:value-type="string" calcext:value-type="string">
            <text:p>Merdeka Copper Gold Tbk.</text:p>
          </table:table-cell>
          <table:table-cell office:value-type="percentage" office:value="0.4899" calcext:value-type="percentage">
            <text:p>48.99%</text:p>
          </table:table-cell>
          <table:table-cell table:number-columns-repeated="2" office:value-type="float" office:value="11221086414" calcext:value-type="float">
            <text:p>11221086414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Mitra Keluarga Karyasehat Tbk.</text:p>
          </table:table-cell>
          <table:table-cell office:value-type="percentage" office:value="0.3682" calcext:value-type="percentage">
            <text:p>36.82%</text:p>
          </table:table-cell>
          <table:table-cell office:value-type="float" office:value="5343805697" calcext:value-type="float">
            <text:p>5343805697</text:p>
          </table:table-cell>
          <table:table-cell office:value-type="float" office:value="5245505886" calcext:value-type="float">
            <text:p>5245505886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PGAS</text:p>
          </table:table-cell>
          <table:table-cell office:value-type="string" calcext:value-type="string">
            <text:p>Perusahaan Gas Negara Tbk.</text:p>
          </table:table-cell>
          <table:table-cell office:value-type="percentage" office:value="0.4304" calcext:value-type="percentage">
            <text:p>43.04%</text:p>
          </table:table-cell>
          <table:table-cell table:number-columns-repeated="2" office:value-type="float" office:value="10433545128" calcext:value-type="float">
            <text:p>10433545128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PTBA</text:p>
          </table:table-cell>
          <table:table-cell office:value-type="string" calcext:value-type="string">
            <text:p>Bukit Asam Tbk.</text:p>
          </table:table-cell>
          <table:table-cell office:value-type="percentage" office:value="0.3343" calcext:value-type="percentage">
            <text:p>33.43%</text:p>
          </table:table-cell>
          <table:table-cell table:number-columns-repeated="2" office:value-type="float" office:value="3851356387" calcext:value-type="float">
            <text:p>3851356387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SMGR</text:p>
          </table:table-cell>
          <table:table-cell office:value-type="string" calcext:value-type="string">
            <text:p>Semen Indonesia (Persero) Tbk.</text:p>
          </table:table-cell>
          <table:table-cell office:value-type="percentage" office:value="0.4897" calcext:value-type="percentage">
            <text:p>48.97%</text:p>
          </table:table-cell>
          <table:table-cell table:number-columns-repeated="2" office:value-type="float" office:value="2904665344" calcext:value-type="float">
            <text:p>2904665344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Tower Bersama Infrastructure Tbk.</text:p>
          </table:table-cell>
          <table:table-cell office:value-type="percentage" office:value="0.3521" calcext:value-type="percentage">
            <text:p>35.21%</text:p>
          </table:table-cell>
          <table:table-cell office:value-type="float" office:value="7975263805" calcext:value-type="float">
            <text:p>7975263805</text:p>
          </table:table-cell>
          <table:table-cell office:value-type="float" office:value="7977529505" calcext:value-type="float">
            <text:p>7977529505</text:p>
          </table:table-cell>
          <table:table-cell office:value-type="string" calcext:value-type="string">
            <text:p>Berubah</text:p>
          </table:table-cell>
        </table:table-row>
        <table:table-row table:style-name="ro1">
          <table:table-cell office:value-type="string" calcext:value-type="string">
            <text:p>TINS</text:p>
          </table:table-cell>
          <table:table-cell office:value-type="string" calcext:value-type="string">
            <text:p>Timah Tbk.</text:p>
          </table:table-cell>
          <table:table-cell office:value-type="percentage" office:value="0.3496" calcext:value-type="percentage">
            <text:p>34.96%</text:p>
          </table:table-cell>
          <table:table-cell table:number-columns-repeated="2" office:value-type="float" office:value="2603734608" calcext:value-type="float">
            <text:p>2603734608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TLKM</text:p>
          </table:table-cell>
          <table:table-cell office:value-type="string" calcext:value-type="string">
            <text:p>Telkom Indonesia (Persero) Tbk.</text:p>
          </table:table-cell>
          <table:table-cell office:value-type="percentage" office:value="0.4785" calcext:value-type="percentage">
            <text:p>47.85%</text:p>
          </table:table-cell>
          <table:table-cell table:number-columns-repeated="2" office:value-type="float" office:value="47401270643" calcext:value-type="float">
            <text:p>47401270643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TOWR</text:p>
          </table:table-cell>
          <table:table-cell office:value-type="string" calcext:value-type="string">
            <text:p>Sarana Menara Nusantara Tbk.</text:p>
          </table:table-cell>
          <table:table-cell office:value-type="percentage" office:value="0.4678" calcext:value-type="percentage">
            <text:p>46.78%</text:p>
          </table:table-cell>
          <table:table-cell table:number-columns-repeated="2" office:value-type="float" office:value="23864641575" calcext:value-type="float">
            <text:p>23864641575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UNTR</text:p>
          </table:table-cell>
          <table:table-cell office:value-type="string" calcext:value-type="string">
            <text:p>United Tractors Tbk.</text:p>
          </table:table-cell>
          <table:table-cell office:value-type="percentage" office:value="0.4043" calcext:value-type="percentage">
            <text:p>40.43%</text:p>
          </table:table-cell>
          <table:table-cell table:number-columns-repeated="2" office:value-type="float" office:value="1508093635" calcext:value-type="float">
            <text:p>1508093635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UNVR</text:p>
          </table:table-cell>
          <table:table-cell office:value-type="string" calcext:value-type="string">
            <text:p>Unilever Indonesia Tbk.</text:p>
          </table:table-cell>
          <table:table-cell office:value-type="percentage" office:value="0.1443" calcext:value-type="percentage">
            <text:p>14.43%</text:p>
          </table:table-cell>
          <table:table-cell table:number-columns-repeated="2" office:value-type="float" office:value="5505045000" calcext:value-type="float">
            <text:p>5505045000</text:p>
          </table:table-cell>
          <table:table-cell office:value-type="string" calcext:value-type="string">
            <text:p>Tetap</text:p>
          </table:table-cell>
        </table:table-row>
        <table:table-row table:style-name="ro1">
          <table:table-cell office:value-type="string" calcext:value-type="string">
            <text:p>WSKT</text:p>
          </table:table-cell>
          <table:table-cell office:value-type="string" calcext:value-type="string">
            <text:p>Waskita Karya (Persero) Tbk.</text:p>
          </table:table-cell>
          <table:table-cell office:value-type="percentage" office:value="0.2465" calcext:value-type="percentage">
            <text:p>24.65%</text:p>
          </table:table-cell>
          <table:table-cell office:value-type="string" calcext:value-type="string">
            <text:p>-</text:p>
          </table:table-cell>
          <table:table-cell office:value-type="float" office:value="7100877929" calcext:value-type="float">
            <text:p>7100877929</text:p>
          </table:table-cell>
          <table:table-cell office:value-type="string" calcext:value-type="string">
            <text:p>Ba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dc:date>2022-01-25T17:04:49.941550686</dc:date>
    <meta:editing-duration>PT7M37S</meta:editing-duration>
    <meta:editing-cycles>1</meta:editing-cycles>
    <meta:document-statistic meta:table-count="1" meta:cell-count="186" meta:object-count="0"/>
  </office:meta>
</office:document-meta>
</file>